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MS Mincho" svg:font-family="'MS Mincho', 'ＭＳ 明朝'" style:font-family-generic="modern"/>
    <style:font-face style:name="Lucida Grande" svg:font-family="'Lucida Grande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end" style:justify-single-word="false"/>
      <style:text-properties style:font-name="Arial" fo:font-size="10pt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4" style:family="paragraph" style:parent-style-name="Text_20_body">
      <style:text-properties fo:color="#7f7f7f" style:font-name="Arial" fo:font-size="11pt" fo:language="fr" fo:country="FR" fo:font-weight="bold" style:font-size-asian="11pt" style:font-weight-asian="bold" style:font-name-complex="Arial" style:font-size-complex="11pt"/>
    </style:style>
    <style:style style:name="P5" style:family="paragraph" style:parent-style-name="Text_20_body">
      <style:paragraph-properties fo:text-align="start" style:justify-single-word="false"/>
      <style:text-properties fo:color="#7f7f7f" style:font-name="Arial" fo:font-size="11pt" fo:language="fr" fo:country="FR" fo:font-weight="bold" style:font-size-asian="11pt" style:font-weight-asian="bold" style:font-name-complex="Arial" style:font-size-complex="11pt"/>
    </style:style>
    <style:style style:name="P6" style:family="paragraph" style:parent-style-name="Text_20_body">
      <style:paragraph-properties fo:text-align="start" style:justify-single-word="false"/>
      <style:text-properties fo:color="#7f7f7f" style:font-name="Arial" fo:font-size="10pt" fo:language="fr" fo:country="FR" style:font-size-asian="10pt" style:font-name-complex="Arial" style:font-size-complex="10pt"/>
    </style:style>
    <style:style style:name="P7" style:family="paragraph" style:parent-style-name="Text_20_body">
      <style:text-properties fo:color="#7f7f7f" style:font-name="Arial" fo:font-size="10pt" fo:language="fr" fo:country="FR" fo:font-weight="bold" style:font-size-asian="10pt" style:font-weight-asian="bold" style:font-name-complex="Arial" style:font-size-complex="10pt"/>
    </style:style>
    <style:style style:name="P8" style:family="paragraph" style:parent-style-name="Text_20_body">
      <style:paragraph-properties fo:text-align="end" style:justify-single-word="false"/>
      <style:text-properties fo:color="#7f7f7f" style:font-name="Arial" fo:font-size="10pt" fo:language="fr" fo:country="FR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Standard">
      <style:text-properties style:font-name="Arial" fo:font-size="10pt" fo:language="fr" fo:country="FR" style:font-size-asian="10pt" style:font-name-complex="Arial" style:font-size-complex="10pt"/>
    </style:style>
    <style:style style:name="P12" style:family="paragraph" style:parent-style-name="Standard">
      <style:paragraph-properties fo:text-align="end" style:justify-single-word="false"/>
      <style:text-properties fo:color="#ffffff" style:font-name="Arial" fo:font-size="10pt" fo:language="fr" fo:country="FR" style:font-size-asian="10pt" style:font-name-complex="Arial" style:font-size-complex="10pt"/>
    </style:style>
    <style:style style:name="P13" style:family="paragraph" style:parent-style-name="Standard">
      <style:text-properties fo:color="#ffffff" style:font-name="Arial" fo:font-size="10pt" fo:language="fr" fo:country="FR" fo:font-weight="bold" style:font-size-asian="10pt" style:font-weight-asian="bold" style:font-name-complex="Arial" style:font-size-complex="10pt"/>
    </style:style>
    <style:style style:name="P14" style:family="paragraph" style:parent-style-name="Standard">
      <style:text-properties fo:color="#ffffff" fo:language="fr" fo:country="FR"/>
    </style:style>
    <style:style style:name="P15" style:family="paragraph" style:parent-style-name="Standard">
      <style:text-properties fo:color="#000000" style:font-name="Arial" fo:font-size="18pt" fo:language="fr" fo:country="FR" fo:font-weight="bold" style:font-size-asian="18pt" style:font-weight-asian="bold" style:font-name-complex="Arial" style:font-size-complex="18pt"/>
    </style:style>
    <style:style style:name="P16" style:family="paragraph" style:parent-style-name="Standard">
      <style:text-properties fo:color="#1d1b11" fo:font-size="10pt" fo:language="fr" fo:country="FR" fo:font-weight="bold" style:font-size-asian="10pt" style:font-weight-asian="bold" style:font-size-complex="10pt"/>
    </style:style>
    <style:style style:name="P17" style:family="paragraph" style:parent-style-name="Standard">
      <style:text-properties fo:color="#7f7f7f" fo:font-size="10pt" fo:language="fr" fo:country="FR" fo:font-weight="bold" style:font-size-asian="10pt" style:font-weight-asian="bold" style:font-size-complex="10pt"/>
    </style:style>
    <style:style style:name="P18" style:family="paragraph" style:parent-style-name="Standard">
      <style:text-properties fo:color="#7f7f7f" style:font-name="Arial" fo:language="fr" fo:country="FR" fo:font-style="italic" style:font-style-asian="italic" style:font-name-complex="Arial"/>
    </style:style>
    <style:style style:name="P19" style:family="paragraph" style:parent-style-name="Standard">
      <style:text-properties fo:color="#7f7f7f" style:font-name="Arial" fo:language="fr" fo:country="FR" style:font-name-complex="Arial"/>
    </style:style>
    <style:style style:name="P20" style:family="paragraph" style:parent-style-name="Standard">
      <style:paragraph-properties fo:text-align="start" style:justify-single-word="false"/>
      <style:text-properties fo:color="#7f7f7f" style:font-name="Arial" fo:font-size="10pt" fo:language="fr" fo:country="FR" fo:font-style="italic" fo:font-weight="bold" style:font-size-asian="10pt" style:font-style-asian="italic" style:font-weight-asian="bold" style:font-name-complex="Arial" style:font-size-complex="10pt"/>
    </style:style>
    <style:style style:name="P21" style:family="paragraph" style:parent-style-name="Standard">
      <style:paragraph-properties fo:text-align="start" style:justify-single-word="false"/>
      <style:text-properties fo:color="#7f7f7f" style:font-name="Arial" fo:font-size="10pt" fo:language="fr" fo:country="FR" fo:font-style="normal" fo:font-weight="bold" style:font-size-asian="10pt" style:font-style-asian="normal" style:font-weight-asian="bold" style:font-name-complex="Arial" style:font-size-complex="10pt" style:font-style-complex="normal"/>
    </style:style>
    <style:style style:name="P22" style:family="paragraph" style:parent-style-name="Standard">
      <style:text-properties fo:color="#7f7f7f" style:font-name="Arial" fo:font-size="10pt" fo:language="fr" fo:country="FR" fo:font-weight="bold" style:font-size-asian="10pt" style:font-weight-asian="bold" style:font-name-complex="Arial" style:font-size-complex="10pt"/>
    </style:style>
    <style:style style:name="P23" style:family="paragraph" style:parent-style-name="Standard">
      <style:text-properties fo:color="#7f7f7f" style:font-name="Arial" fo:font-size="10pt" fo:language="fr" fo:country="FR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text-properties fo:color="#e36c0a" style:font-name="Arial" fo:font-size="10pt" fo:language="fr" fo:country="FR" fo:font-weight="bold" style:font-size-asian="10pt" style:font-weight-asian="bold" style:font-name-complex="Arial" style:font-size-complex="10pt"/>
    </style:style>
    <style:style style:name="P25" style:family="paragraph" style:parent-style-name="Standard">
      <style:text-properties fo:color="#800000" style:font-name="Arial" fo:font-size="10pt" fo:language="fr" fo:country="FR" style:font-size-asian="10pt" style:font-name-complex="Arial" style:font-size-complex="10pt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language="zxx" fo:country="none" fo:font-weight="bold" style:font-size-asian="14pt" style:language-asian="zxx" style:country-asian="none" style:font-weight-asian="bold" style:font-name-complex="Arial" style:font-size-complex="14pt"/>
    </style:style>
    <style:style style:name="P27" style:family="paragraph" style:parent-style-name="Standard">
      <style:text-properties fo:color="#7f7f7f" style:font-name="Arial" fo:font-size="10pt" fo:language="fr" fo:country="FR" fo:font-style="normal" fo:font-weight="bold" style:font-size-asian="10pt" style:font-style-asian="normal" style:font-weight-asian="bold" style:font-name-complex="Arial" style:font-size-complex="10pt" style:font-style-complex="normal"/>
    </style:style>
    <style:style style:name="P28" style:family="paragraph" style:parent-style-name="Standard">
      <style:paragraph-properties fo:text-align="start" style:justify-single-word="false"/>
      <style:text-properties fo:color="#7f7f7f" style:font-name="Arial" fo:font-size="10pt" fo:language="fr" fo:country="FR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Standard" style:list-style-name="L4"/>
    <style:style style:name="P30" style:family="paragraph" style:parent-style-name="Text_20_body" style:list-style-name="L1">
      <style:paragraph-properties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31" style:family="paragraph" style:parent-style-name="Text_20_body" style:list-style-name="L2">
      <style:paragraph-properties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32" style:family="paragraph" style:parent-style-name="Text_20_body" style:list-style-name="L3">
      <style:paragraph-properties fo:text-align="start" style:justify-single-word="false"/>
      <style:text-properties fo:color="#7f7f7f" style:font-name="Arial" fo:font-size="10pt" fo:language="fr" fo:country="FR" fo:font-style="italic" style:font-size-asian="10pt" style:font-style-asian="italic" style:font-name-complex="Arial" style:font-size-complex="10pt" style:font-style-complex="italic"/>
    </style:style>
    <style:style style:name="P33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34" style:family="paragraph" style:parent-style-name="Text_20_body" style:list-style-name="L2">
      <style:paragraph-properties fo:margin-top="0cm" fo:margin-bottom="0cm" loext:contextual-spacing="false"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35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fo:color="#7f7f7f" style:font-name="Arial" fo:font-size="10pt" fo:language="fr" fo:country="FR" fo:font-style="italic" style:font-size-asian="10pt" style:font-style-asian="italic" style:font-name-complex="Arial" style:font-size-complex="10pt" style:font-style-complex="italic"/>
    </style:style>
    <style:style style:name="P36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color="#7f7f7f" style:font-name="Arial" fo:font-size="10pt" fo:language="fr" fo:country="FR" fo:font-style="italic" style:font-size-asian="10pt" style:font-style-asian="italic" style:font-name-complex="Arial" style:font-size-complex="10pt" style:font-style-complex="italic"/>
    </style:style>
    <style:style style:name="P37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color="#7f7f7f" style:font-name="Arial" fo:font-size="10pt" fo:language="fr" fo:country="FR" fo:font-weight="bold" style:font-size-asian="10pt" style:font-weight-asian="bold" style:font-name-complex="Arial" style:font-size-complex="10pt"/>
    </style:style>
    <style:style style:name="P38" style:family="paragraph">
      <loext:graphic-properties draw:fill="solid" draw:fill-color="#0d0d0d"/>
      <style:paragraph-properties style:writing-mode="lr-tb"/>
    </style:style>
    <style:style style:name="T1" style:family="text">
      <style:text-properties fo:color="#ffffff" fo:language="fr" fo:country="FR"/>
    </style:style>
    <style:style style:name="T2" style:family="text">
      <style:text-properties fo:color="#ffffff" style:font-name="Arial" fo:font-size="18pt" fo:language="fr" fo:country="FR" fo:font-weight="bold" style:font-size-asian="18pt" style:font-weight-asian="bold" style:font-name-complex="Arial" style:font-size-complex="18pt"/>
    </style:style>
    <style:style style:name="T3" style:family="text">
      <style:text-properties fo:color="#ffffff" style:font-name="Arial" fo:font-size="10pt" fo:language="fr" fo:country="FR" style:font-size-asian="10pt" style:font-name-complex="Arial" style:font-size-complex="10pt"/>
    </style:style>
    <style:style style:name="T4" style:family="text">
      <style:text-properties fo:color="#ffffff" style:font-name="Arial" fo:font-size="10pt" style:text-underline-style="none" style:font-size-asian="10pt" style:font-size-complex="10pt"/>
    </style:style>
    <style:style style:name="T5" style:family="text"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T6" style:family="text">
      <style:text-properties fo:color="#7f7f7f" style:font-name="Arial" fo:font-size="10pt" fo:language="fr" fo:country="FR" fo:font-weight="bold" style:font-size-asian="10pt" style:font-weight-asian="bold" style:font-name-complex="Arial" style:font-size-complex="10pt"/>
    </style:style>
    <style:style style:name="T7" style:family="text">
      <style:text-properties fo:color="#7f7f7f" style:font-name="Arial" fo:font-size="10pt" fo:language="fr" fo:country="FR" fo:font-weight="bold" officeooo:rsid="00021532" style:font-size-asian="10pt" style:font-weight-asian="bold" style:font-name-complex="Arial" style:font-size-complex="10pt"/>
    </style:style>
    <style:style style:name="T8" style:family="text">
      <style:text-properties fo:color="#7f7f7f" style:font-name="Arial" fo:font-size="10pt" fo:language="fr" fo:country="FR" style:font-size-asian="10pt" style:font-name-complex="Arial" style:font-size-complex="10pt"/>
    </style:style>
    <style:style style:name="T9" style:family="text">
      <style:text-properties fo:color="#7f7f7f" style:font-name="Arial" fo:font-size="10pt" fo:language="fr" fo:country="FR" fo:font-style="italic" fo:font-weight="bold" style:font-size-asian="10pt" style:font-style-asian="italic" style:font-weight-asian="bold" style:font-name-complex="Arial" style:font-size-complex="10pt"/>
    </style:style>
    <style:style style:name="T10" style:family="text">
      <style:text-properties fo:color="#7f7f7f" style:font-name="Arial" fo:language="fr" fo:country="FR" fo:font-weight="bold" style:font-weight-asian="bold" style:font-name-complex="Arial"/>
    </style:style>
    <style:style style:name="T11" style:family="text">
      <style:text-properties fo:color="#7f7f7f" style:font-name="Arial" fo:language="fr" fo:country="FR" fo:font-weight="normal" style:font-weight-asian="normal" style:font-name-complex="Arial" style:font-weight-complex="normal"/>
    </style:style>
    <style:style style:name="T12" style:family="text">
      <style:text-properties fo:color="#7f7f7f" style:font-name="Arial" fo:font-size="11pt" fo:language="fr" fo:country="FR" fo:font-weight="bold" style:font-size-asian="11pt" style:font-weight-asian="bold" style:font-name-complex="Arial" style:font-size-complex="11pt"/>
    </style:style>
    <style:style style:name="T13" style:family="text">
      <style:text-properties fo:color="#7f7f7f" fo:language="fr" fo:country="FR" fo:font-weight="bold" style:font-weight-asian="bold" style:font-name-complex="Arial"/>
    </style:style>
    <style:style style:name="T14" style:family="text">
      <style:text-properties fo:color="#7f7f7f" fo:language="fr" fo:country="FR" style:font-name-complex="Arial"/>
    </style:style>
    <style:style style:name="T15" style:family="text">
      <style:text-properties fo:color="#7f7f7f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7f7f7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7f7f7f" fo:font-size="11pt" style:font-size-asian="11pt" style:font-size-complex="11pt"/>
    </style:style>
    <style:style style:name="T18" style:family="text">
      <style:text-properties fo:color="#7f7f7f" fo:font-size="11pt" fo:font-style="normal" style:font-size-asian="11pt" style:font-style-asian="normal" style:font-size-complex="11pt" style:font-style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4b4b4b" style:background-transparency="0%" draw:fill="solid" draw:fill-color="#4b4b4b" draw:opacity="100%" fo:padding-left="0.28cm" fo:padding-right="0.28cm" fo:padding-top="0.153cm" fo:padding-bottom="0.153cm" fo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0d0d0d" draw:textarea-horizontal-align="left" draw:textarea-vertical-align="middle" draw:auto-grow-height="false" fo:padding-top="0.229cm" fo:padding-bottom="0.229cm" fo:padding-left="0.441cm" fo:padding-right="0.441cm" fo:wrap-option="wrap" draw:shadow="visible" draw:shadow-offset-x="0cm" draw:shadow-offset-y="0.064cm" draw:shadow-color="#000000" draw:shadow-opacity="35%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Ingénieur d'étude<draw:custom-shape text:anchor-type="char" draw:z-index="1" draw:name="Rectángulo 1" draw:style-name="gr1" draw:text-style-name="P38" svg:width="20.638cm" svg:height="0.318cm" svg:x="-2.856cm" svg:y="2.54cm"><text:p/><draw:enhanced-geometry svg:viewBox="0 0 21600 21600" draw:type="rectangle" draw:enhanced-path="M 0 0 L 21600 0 21600 21600 0 21600 0 0 Z N"/></draw:custom-shape><draw:frame draw:style-name="fr1" draw:name="Frame2" text:anchor-type="char" svg:x="-2.822cm" svg:y="-0.635cm" svg:width="20.623cm" svg:height="3.161cm" draw:z-index="0"><draw:text-box><text:p text:style-name="P9"><text:span text:style-name="T1"><text:s text:c="83"/></text:span><text:span text:style-name="T2">Grudé Victorien <text:s text:c="2"/></text:span></text:p><text:p text:style-name="P12">72150 <text:s text:c="4"/></text:p><text:p text:style-name="P12">Les Roches <text:s text:c="4"/></text:p><text:p text:style-name="P12">Saint-Pierre-Du-Lorouër, France <text:s text:c="4"/></text:p><text:p text:style-name="P12">Tél:06 34 98 95 63 <text:s text:c="4"/></text:p><text:p text:style-name="P9"><text:span text:style-name="T3">E-mail </text:span><text:a xlink:type="simple" xlink:href="mailto:Victorien.grude.etu@univ-lemans.fr" text:style-name="Internet_20_link" text:visited-style-name="Visited_20_Internet_20_Link"><text:span text:style-name="T4">Victorien.grude.etu@univ-lemans.fr</text:span></text:a><text:span text:style-name="T3"> <text:s text:c="4"/></text:span></text:p><text:p text:style-name="P14"/></draw:text-box></draw:frame></text:p>
      <text:p text:style-name="P10"/>
      <text:p text:style-name="P15">Formations</text:p>
      <text:p text:style-name="P16"/>
      <text:p text:style-name="Standard"><text:span text:style-name="T5"><text:s/></text:span><text:span text:style-name="T6">Actuel<text:tab/><text:tab/><text:tab/></text:span><text:span text:style-name="T8">Master 1 Ingénieurie des Système Intelligent</text:span></text:p>
      <text:p text:style-name="Standard"><text:span text:style-name="T6"><text:s/>Le Mans <text:s text:c="12"/><text:tab/></text:span><text:span text:style-name="T9">Université du Maine</text:span></text:p>
      <text:p text:style-name="P17"/>
      <text:p text:style-name="Standard"><text:span text:style-name="T6"><text:s/>2016 <text:s text:c="3"/></text:span><text:span text:style-name="T8"><text:s text:c="13"/><text:tab/>Licence 3 Science Pour l'Ingénieur, Mention Assez Bien </text:span></text:p>
      <text:p text:style-name="Standard"><text:span text:style-name="T6"><text:s/>Le Mans <text:s text:c="12"/><text:tab/></text:span><text:span text:style-name="T9">Université du Maine</text:span></text:p>
      <text:p text:style-name="P17"/>
      <text:p text:style-name="Standard"><text:span text:style-name="T6"><text:s/>2015 <text:s text:c="3"/></text:span><text:span text:style-name="T8"><text:s text:c="13"/><text:tab/>Licence 2 Science Pour l'Ingénieur</text:span></text:p>
      <text:p text:style-name="Standard"><text:span text:style-name="T6"><text:s/>Le Mans <text:s text:c="12"/><text:tab/></text:span><text:span text:style-name="T9">Université du Maine</text:span></text:p>
      <text:p text:style-name="P18"/>
      <text:p text:style-name="Standard"><text:span text:style-name="T6"><text:s/>2014 <text:s text:c="3"/></text:span><text:span text:style-name="T8"><text:s text:c="13"/><text:tab/>Licence 1 Science Pour l'Ingénieur</text:span></text:p>
      <text:p text:style-name="Standard"><text:span text:style-name="T6"><text:s/>Le Mans <text:s text:c="12"/><text:tab/></text:span><text:span text:style-name="T9">Université du Maine</text:span></text:p>
      <text:p text:style-name="P17"/>
      <text:p text:style-name="Standard"><text:span text:style-name="T6"><text:s/>201</text:span><text:span text:style-name="T7">3</text:span><text:span text:style-name="T6"> <text:s text:c="3"/></text:span><text:span text:style-name="T8"><text:s text:c="12"/><text:tab/><text:tab/> Baccalauréat : Scientifique, Mention Assez Bien </text:span></text:p>
      <text:p text:style-name="Standard"><text:span text:style-name="T6"><text:s/>Chateau du loir <text:s text:c="10"/><text:tab/> </text:span><text:span text:style-name="T9">Lycée Racan</text:span></text:p>
      <text:p text:style-name="P18"/>
      <text:p text:style-name="P13"/>
      <text:p text:style-name="P15">Experiences Professionnelles</text:p>
      <text:p text:style-name="P11"><text:s text:c="36"/></text:p>
      <text:p text:style-name="P4">Université du Maine</text:p>
      <text:p text:style-name="P2"> <text:span text:style-name="T10"> </text:span><text:span text:style-name="T13">Janvier 2016 - Avril 2016</text:span></text:p>
      <text:p text:style-name="P20">Développeur</text:p>
      <text:p text:style-name="P6">Réalisation d'un jeu de Picross en s'appuyant sur les bases du génie logiciel afin de perfectionner les compétences en programmation orientée objet dans un groupe de sept personnes.</text:p>
      <text:list xml:id="list5322458082242212520" text:style-name="L1">
        <text:list-item>
          <text:p text:style-name="P33"><text:span text:style-name="T14"><text:s/>Analyse des besoins, rédaction du Cahier des charges</text:span> </text:p>
        </text:list-item>
        <text:list-item>
          <text:p text:style-name="P33"> <text:span text:style-name="T14">Spécifications générales</text:span></text:p>
        </text:list-item>
        <text:list-item>
          <text:p text:style-name="P33"> <text:span text:style-name="T14">Conception, rédaction du dossier de conception</text:span></text:p>
        </text:list-item>
        <text:list-item>
          <text:p text:style-name="P33"> <text:span text:style-name="T14">Répartition des tâches entre les collaborateurs</text:span></text:p>
        </text:list-item>
        <text:list-item>
          <text:p text:style-name="P33"> <text:span text:style-name="T14">Phase de développement</text:span></text:p>
        </text:list-item>
        <text:list-item>
          <text:p text:style-name="P30"> <text:span text:style-name="T14">Documentation, rédaction du manuel utilisateur</text:span></text:p>
        </text:list-item>
      </text:list>
      <text:p text:style-name="P6">Technologies utilisées : Ruby, GTK2, SQLite, Git, Github, Méthode en Cascade</text:p>
      <text:p text:style-name="P3"> </text:p>
      <text:p text:style-name="P5">Université du Maine</text:p>
      <text:p text:style-name="P8">Janvier 2016 - Mars 2016</text:p>
      <text:p text:style-name="P20">Développeur</text:p>
      <text:p text:style-name="P6">Création d'un site de « Streaming » dans le but de découvrir l'architecture MVC et l'utilisation de framework Web.</text:p>
      <text:list xml:id="list5349151028443363370" text:style-name="L2">
        <text:list-item>
          <text:p text:style-name="P34"> <text:span text:style-name="T14">Analyse des besoins</text:span></text:p>
        </text:list-item>
        <text:list-item>
          <text:p text:style-name="P34"> <text:span text:style-name="T14">Conception du site</text:span></text:p>
        </text:list-item>
        <text:list-item>
          <text:p text:style-name="P31"> <text:span text:style-name="T14">Développement</text:span></text:p>
        </text:list-item>
      </text:list>
      <text:p text:style-name="P6">Technologies utilisées : Python, Framework Django, Bootstrap, SQL, Architecture MVC</text:p>
      <text:p text:style-name="P3"><text:soft-page-break/><text:span text:style-name="T12">Université du Maine</text:span> </text:p>
      <text:p text:style-name="P8">Septembre 2014 - Janvier 2015</text:p>
      <text:p text:style-name="P21">Développeur</text:p>
      <text:p text:style-name="P6">Conception et réalisation d'un jeu de type Roguelike. Initiation au système degestion de développement Git/Github.</text:p>
      <text:list xml:id="list1719904714670724249" text:style-name="L3">
        <text:list-item>
          <text:p text:style-name="P35">Analyse du sujet proposé</text:p>
        </text:list-item>
        <text:list-item>
          <text:p text:style-name="P35">Conception du jeu</text:p>
        </text:list-item>
        <text:list-item>
          <text:p text:style-name="P32">Développement</text:p>
        </text:list-item>
      </text:list>
      <text:p text:style-name="P6">Technologies utilisées : Langage C, Librairie SDL, Git, Github</text:p>
      <text:p text:style-name="P22"/>
      <text:p text:style-name="P15">Projets Extra-Professionnel</text:p>
      <text:p text:style-name="P11"><text:s text:c="36"/></text:p>
      <text:p text:style-name="P4">Sos Entretient et nettoyage</text:p>
      <text:p text:style-name="P7">Le Mans</text:p>
      <text:p text:style-name="P2"> <text:span text:style-name="T10"> Juillet</text:span><text:span text:style-name="T13"> 2016 - Août 2016</text:span></text:p>
      <text:p text:style-name="P20">Agent d'entretien</text:p>
      <text:list xml:id="list150424870627982" text:continue-list="list5322458082242212520" text:style-name="L1">
        <text:list-item>
          <text:p text:style-name="P36"><text:s/>Nettoyage en bâtiment</text:p>
          <text:p text:style-name="P37"/>
        </text:list-item>
      </text:list>
      <text:p text:style-name="P25"/>
      <text:p text:style-name="P15">Technologie</text:p>
      <text:p text:style-name="P15"/>
      <text:p text:style-name="P15"><text:tab/><text:span text:style-name="T17">Système</text:span><text:span text:style-name="T15"><text:tab/><text:tab/></text:span><text:span text:style-name="T16">Windows, MacOS, Unix</text:span><text:span text:style-name="T15"><text:tab/></text:span></text:p>
      <text:p text:style-name="P27"/>
      <text:p text:style-name="P15"><text:span text:style-name="T15"><text:tab/></text:span><text:span text:style-name="T18">SGBD</text:span><text:span text:style-name="T15"><text:tab/><text:tab/><text:tab/></text:span><text:span text:style-name="T16">MySQL, PostgreSQL</text:span></text:p>
      <text:p text:style-name="P27"/>
      <text:p text:style-name="P21"><text:tab/><text:span text:style-name="T20">Langage</text:span><text:tab/><text:tab/><text:span text:style-name="T19">C, C++, Java, Python, Ruby, HTML5,CSS3, PHP, </text:span></text:p>
      <text:p text:style-name="P28"><text:tab/><text:tab/><text:tab/><text:tab/>Prolog, UML</text:p>
      <text:p text:style-name="P21"/>
      <text:p text:style-name="P21"><text:tab/><text:span text:style-name="T20">Framework </text:span><text:tab/><text:tab/><text:span text:style-name="T19">Django, Bootstrap</text:span></text:p>
      <text:p text:style-name="P21"/>
      <text:p text:style-name="P21"><text:tab/><text:span text:style-name="T20">Méthode</text:span><text:tab/><text:tab/><text:span text:style-name="T19">Cascade, itérative, agile</text:span></text:p>
      <text:p text:style-name="P21"/>
      <text:p text:style-name="P21"><text:tab/><text:span text:style-name="T20">Progiciels</text:span><text:tab/><text:tab/><text:span text:style-name="T19">Astah Community</text:span></text:p>
      <text:p text:style-name="P25"/>
      <text:p text:style-name="P15">Langues</text:p>
      <text:p text:style-name="P24"/>
      <text:list xml:id="list4022615447159559353" text:style-name="L4">
        <text:list-item>
          <text:p text:style-name="P29"><text:span text:style-name="T10">Anglais : </text:span><text:span text:style-name="T11">Niveau B2 </text:span></text:p>
        </text:list-item>
      </text:list>
      <text:p text:style-name="P23"/>
      <text:p text:style-name="P25"/>
      <text:p text:style-name="P19"><text:s text:c="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MS Mincho" svg:font-family="'MS Mincho', 'ＭＳ 明朝'" style:font-family-generic="modern"/>
    <style:font-face style:name="Lucida Grande" svg:font-family="'Lucida Grande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mbria" fo:font-family="Cambria" style:font-family-generic="roman" style:font-pitch="variable" fo:font-size="12pt" fo:language="es" fo:country="ES" style:font-name-asian="MS Mincho" style:font-family-asian="'MS Mincho', 'ＭＳ 明朝'" style:font-family-generic-asian="moder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de_20_bulles" style:display-name="Texte de bulles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-tête_20_Car" style:display-name="En-tête Car" style:family="text">
      <style:text-properties fo:font-size="12pt" fo:language="es" fo:country="ES" style:font-size-asian="12pt" style:font-size-complex="12pt"/>
    </style:style>
    <style:style style:name="Pied_20_de_20_page_20_Car" style:display-name="Pied de page Car" style:family="text">
      <style:text-properties fo:font-size="12pt" fo:language="es" fo:country="ES" style:font-size-asian="12pt" style:font-size-complex="12pt"/>
    </style:style>
    <style:style style:name="Texte_20_de_20_bulles_20_Car" style:display-name="Texte de bulles Car" style:family="text">
      <style:text-properties style:font-name="Lucida Grande" fo:font-family="'Lucida Grande'" style:font-pitch="variable" fo:font-size="9pt" fo:language="es" fo:country="ES" style:font-size-asian="9pt" style:font-name-complex="Lucida Grande" style:font-family-complex="'Lucida Grande'" style:font-pitch-complex="variable" style:font-size-complex="9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002cm" fo:margin-bottom="1.25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Isabel Mozo</meta:initial-creator>
    <meta:creation-date>2013-08-11T20:11:00</meta:creation-date>
    <dc:date>2017-02-05T15:04:23.004299575</dc:date>
    <meta:editing-cycles>9</meta:editing-cycles>
    <meta:editing-duration>P2171DT10H19M9S</meta:editing-duration>
    <meta:generator>LibreOffice/5.1.4.2$Linux_X86_64 LibreOffice_project/10m0$Build-2</meta:generator>
    <meta:document-statistic meta:table-count="0" meta:image-count="0" meta:object-count="0" meta:page-count="2" meta:paragraph-count="68" meta:word-count="310" meta:character-count="2476" meta:non-whitespace-character-count="1834"/>
  </office:meta>
</office:document-meta>
</file>